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ower source</text:p>
          </table:table-cell>
          <table:table-cell office:value-type="string">
            <text:p>output props</text:p>
          </table:table-cell>
        </table:table-row>
        <table:table-row table:style-name="ro1">
          <table:table-cell office:value-type="string">
            <text:p>Master</text:p>
          </table:table-cell>
          <table:table-cell office:value-type="string">
            <text:p>raw 12V</text:p>
          </table:table-cell>
          <table:table-cell office:value-type="string">
            <text:p>pigtailed to power distribution board</text:p>
          </table:table-cell>
        </table:table-row>
        <table:table-row table:style-name="ro1">
          <table:table-cell office:value-type="string">
            <text:p>overhead light</text:p>
          </table:table-cell>
          <table:table-cell office:value-type="string">
            <text:p>HPAM 12V</text:p>
          </table:table-cell>
          <table:table-cell office:value-type="string">
            <text:p>resistor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>
            <text:p>turn coordinator</text:p>
          </table:table-cell>
          <table:table-cell office:value-type="string">
            <text:p>raw 12V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3">12/13/2009</text:date>, <text:time>15:3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nh</meta:initial-creator>
    <meta:creation-date>2009-12-13T15:37:04</meta:creation-date>
    <dc:creator>jonh</dc:creator>
    <dc:date>2009-12-13T15:39:11</dc:date>
    <meta:editing-cycles>1</meta:editing-cycles>
    <meta:editing-duration>PT2M8S</meta:editing-duration>
    <meta:user-defined meta:name="Info 1"/>
    <meta:user-defined meta:name="Info 2"/>
    <meta:user-defined meta:name="Info 3"/>
    <meta:user-defined meta:name="Info 4"/>
    <meta:document-statistic meta:table-count="3" meta:cell-count="11"/>
  </office:meta>
</office:document-meta>
</file>